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YouTube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www.youtube.com/results?search_query=opencv">https://www.youtube.com/results?search_query=openc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easure distance with web cams from depth map using OpenCV full source code</text:p>
          </table:table-cell>
        </table:table-row>
        <table:table-row table:style-name="ro2">
          <table:table-cell/>
          <table:table-cell office:value-type="string">
            <text:p><text:a xlink:href="https://www.youtube.com/watch?v=cX3eUwHunZM">https://www.youtube.com/watch?v=cX3eUwHunZ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eal-Time Object Tracking Using OpenCV</text:p>
          </table:table-cell>
        </table:table-row>
        <table:table-row table:style-name="ro2">
          <table:table-cell/>
          <table:table-cell office:value-type="string">
            <text:p><text:a xlink:href="https://www.youtube.com/watch?v=bSeFrPrqZ2A">https://www.youtube.com/watch?v=bSeFrPrqZ2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raffic counting based on OpenCV</text:p>
          </table:table-cell>
        </table:table-row>
        <table:table-row table:style-name="ro2">
          <table:table-cell/>
          <table:table-cell office:value-type="string">
            <text:p><text:a xlink:href="https://www.youtube.com/watch?v=z1Cvn3_4yGo">https://www.youtube.com/watch?v=z1Cvn3_4yGo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CR License Plate Recognition</text:p>
          </table:table-cell>
        </table:table-row>
        <table:table-row table:style-name="ro2">
          <table:table-cell/>
          <table:table-cell office:value-type="string">
            <text:p><text:a xlink:href="https://www.youtube.com/watch?v=nmDiZGx5mqU">https://www.youtube.com/watch?v=nmDiZGx5mqU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onocular Visual Odometry using OpenCV</text:p>
          </table:table-cell>
        </table:table-row>
        <table:table-row table:style-name="ro2">
          <table:table-cell/>
          <table:table-cell office:value-type="string">
            <text:p><text:a xlink:href="https://www.youtube.com/watch?v=homos4vd_Zs">https://www.youtube.com/watch?v=homos4vd_Z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What things can be done using OpenCV? Watch this video</text:p>
          </table:table-cell>
        </table:table-row>
        <table:table-row table:style-name="ro2">
          <table:table-cell/>
          <table:table-cell office:value-type="string">
            <text:p><text:a xlink:href="https://www.youtube.com/watch?v=GgXtFNPIDWs">https://www.youtube.com/watch?v=GgXtFNPIDW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and and finger Tracking using OpenCV Computer Vision</text:p>
          </table:table-cell>
        </table:table-row>
        <table:table-row table:style-name="ro2">
          <table:table-cell/>
          <table:table-cell office:value-type="string">
            <text:p><text:a xlink:href="https://www.youtube.com/watch?v=o3LSOq6OC4I">https://www.youtube.com/watch?v=o3LSOq6OC4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igit Recognition using OpenCV, sklearn and Python</text:p>
          </table:table-cell>
        </table:table-row>
        <table:table-row table:style-name="ro2">
          <table:table-cell/>
          <table:table-cell office:value-type="string">
            <text:p><text:a xlink:href="https://www.youtube.com/watch?v=ur6JY2Hl-MM">https://www.youtube.com/watch?v=ur6JY2Hl-MM</text:a></text:p>
          </table:table-cell>
        </table:table-row>
      </table:table>
      <table:table table:name="個人HP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物体追跡カメラ</text:p>
          </table:table-cell>
        </table:table-row>
        <table:table-row table:style-name="ro2">
          <table:table-cell/>
          <table:table-cell office:value-type="string">
            <text:p><text:a xlink:href="https://qiita.com/PonDad/items/4d50ea908a0fc75f4cea">https://qiita.com/PonDad/items/4d50ea908a0fc75f4cea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office:value-type="string">
            <text:p>OpenCVでカメラ画像から自己位置認識</text:p>
          </table:table-cell>
        </table:table-row>
        <table:table-row table:style-name="ro2">
          <table:table-cell/>
          <table:table-cell office:value-type="string">
            <text:p><text:a xlink:href="https://blog.negativemind.com/2016/02/19/monocular-visual-odometry-using-opencv/">https://blog.negativemind.com/2016/02/19/monocular-visual-odometry-using-opencv/</text:a>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2018/10/09</text:date>, <text:time>23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8S</meta:editing-duration>
    <meta:editing-cycles>14</meta:editing-cycles>
    <meta:generator>OpenOffice.org/3.4$Win32 OpenOffice.org_project/340m1$Build-9590</meta:generator>
    <dc:date>2018-10-09T23:00:00.98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